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<text:s text:c="4"/>&lt;sdf name='Sobel' nberBit="8" maxValue="15"&gt;</text:span></text:p>
      <text:p text:style-name="P1"><text:span text:style-name="T1"/></text:p>
      <text:p text:style-name="P1"><text:span text:style-name="T1"><text:s text:c="6"/>&lt;actor name='ge_pixels' duration="392" maxAutoConcurrences="3"&gt;</text:span></text:p>
      <text:p text:style-name="P1"><text:span text:style-name="T1"><text:s text:c="10"/>&lt;port name='e1' type='out' rate='6'/&gt;</text:span></text:p>
      <text:p text:style-name="P1"><text:span text:style-name="T1"><text:s text:c="10"/>&lt;port name='e2' type='in' rate='6'/&gt;</text:span></text:p>
      <text:p text:style-name="P2"><text:span text:style-name="T1"><text:s text:c="11"/>&lt;port name='e24' type='out' rate='6'/&gt;</text:span></text:p>
      <text:p text:style-name="P2"><text:span text:style-name="T1"><text:s text:c="10"/>&lt;port name='e23' type='in' rate='6'/&gt;</text:span></text:p>
      <text:p text:style-name="P3"><text:span text:style-name="T1"/></text:p>
      <text:p text:style-name="P3"><text:span text:style-name="T1"><text:s text:c="6"/>&lt;/actor&gt;</text:span></text:p>
      <text:p text:style-name="P3"><text:span text:style-name="T1"><text:s text:c="6"/>&lt;actor name='ca_0a'<text:s text:c="2"/>duration="4" maxAutoConcurrences="3"&gt;</text:span></text:p>
      <text:p text:style-name="P3"><text:span text:style-name="T1"><text:s text:c="10"/>&lt;port name='e1' type='in' rate='1'/&gt;</text:span></text:p>
      <text:p text:style-name="P3"><text:span text:style-name="T1"><text:s text:c="10"/>&lt;port name='e4' type='in' rate='1'/&gt;</text:span></text:p>
      <text:p text:style-name="P3"><text:span text:style-name="T1"><text:s text:c="10"/>&lt;port name='e2' type='out' rate='1'/&gt;</text:span></text:p>
      <text:p text:style-name="P3"><text:span text:style-name="T1"><text:s text:c="10"/>&lt;port name='e3' type='out' rate='1'/&gt;</text:span></text:p>
      <text:p text:style-name="P3"><text:span text:style-name="T1"><text:s text:c="6"/>&lt;/actor&gt;</text:span></text:p>
      <text:p text:style-name="P4"><text:span text:style-name="T1">&lt;actor name='ca_1a'<text:s text:c="2"/>duration="4" maxAutoConcurrences="3"&gt;</text:span></text:p>
      <text:p text:style-name="P4"><text:span text:style-name="T1"><text:s text:c="10"/>&lt;port name='e3' type='in' rate='1'/&gt;</text:span></text:p>
      <text:p text:style-name="P4"><text:span text:style-name="T1"><text:s text:c="10"/>&lt;port name='e6' type='in' rate='1'/&gt;</text:span></text:p>
      <text:p text:style-name="P4"><text:span text:style-name="T1"><text:s text:c="10"/>&lt;port name='e4' type='out' rate='1'/&gt;</text:span></text:p>
      <text:p text:style-name="P4"><text:span text:style-name="T1"><text:s text:c="10"/>&lt;port name='e5' type='out' rate='1'/&gt;</text:span></text:p>
      <text:p text:style-name="P5"><text:span text:style-name="T1"><text:s text:c="6"/>&lt;/actor&gt;</text:span></text:p>
      <text:p text:style-name="P6"><text:span text:style-name="T1">&lt;actor name='GX'<text:s text:c="2"/>duration="149" maxAutoConcurrences="3"&gt;</text:span></text:p>
      <text:p text:style-name="P6"><text:span text:style-name="T1"><text:s text:c="10"/>&lt;port name='e5' type='in' rate='6'/&gt;</text:span></text:p>
      <text:p text:style-name="P6"><text:span text:style-name="T1"><text:s text:c="10"/>&lt;port name='e8' type='in' rate='1'/&gt;</text:span></text:p>
      <text:p text:style-name="P6"><text:span text:style-name="T1"><text:s text:c="10"/>&lt;port name='e6' type='out' rate='6'/&gt;</text:span></text:p>
      <text:p text:style-name="P6"><text:span text:style-name="T1"><text:s text:c="10"/>&lt;port name='e7' type='out' rate='1'/&gt;</text:span></text:p>
      <text:p text:style-name="P7"><text:span text:style-name="T1"><text:s text:c="6"/>&lt;/actor&gt;</text:span></text:p>
      <text:p text:style-name="P8"><text:span text:style-name="T1">&lt;actor name='ca_1b'<text:s text:c="2"/>duration="4" maxAutoConcurrences="3"&gt;</text:span></text:p>
      <text:p text:style-name="P8"><text:span text:style-name="T1"><text:s text:c="10"/>&lt;port name='e7' type='in' rate='1'/&gt;</text:span></text:p>
      <text:p text:style-name="P8"><text:span text:style-name="T1"><text:s text:c="10"/>&lt;port name='e10' type='in' rate='1'/&gt;</text:span></text:p>
      <text:p text:style-name="P8"><text:span text:style-name="T1"><text:s text:c="10"/>&lt;port name='e8' type='out' rate='1'/&gt;</text:span></text:p>
      <text:p text:style-name="P8"><text:span text:style-name="T1"><text:s text:c="10"/>&lt;port name='e9' type='out' rate='1'/&gt;</text:span></text:p>
      <text:p text:style-name="P9"><text:span text:style-name="T1"><text:s text:c="6"/>&lt;/actor&gt;</text:span></text:p>
      <text:p text:style-name="P9"><text:span text:style-name="T1"/></text:p>
      <text:p text:style-name="P10"><text:span text:style-name="T1"><text:tab/><text:s text:c="7"/></text:span></text:p>
      <text:p text:style-name="P10"><text:span text:style-name="T1"><text:s text:c="6"/>&lt;/actor&gt;</text:span></text:p>
      <text:p text:style-name="P10"><text:span text:style-name="T1"><text:s text:c="6"/>&lt;actor name='ca_3a'<text:s text:c="2"/>duration="4" maxAutoConcurrences="3"&gt;</text:span></text:p>
      <text:p text:style-name="P10"><text:span text:style-name="T1"><text:s text:c="10"/>&lt;port name='e9' type='in' rate='1'/&gt;</text:span></text:p>
      <text:p text:style-name="P10"><text:span text:style-name="T1"><text:s text:c="10"/>&lt;port name='e12' type='in' rate='1'/&gt;</text:span></text:p>
      <text:p text:style-name="P10"><text:span text:style-name="T1"><text:s text:c="10"/>&lt;port name='e10' type='out' rate='1'/&gt;</text:span></text:p>
      <text:p text:style-name="P10"><text:span text:style-name="T1"><text:s text:c="10"/>&lt;port name='e11' type='out' rate='1'/&gt;</text:span></text:p>
      <text:p text:style-name="P10"><text:span text:style-name="T1"><text:s text:c="6"/>&lt;/actor&gt;</text:span></text:p>
      <text:p text:style-name="P10"><text:span text:style-name="T1"/></text:p>
      <text:p text:style-name="P10"><text:span text:style-name="T1">&lt;actor name='ABS'<text:s text:c="2"/>duration="195" maxAutoConcurrences="3"&gt;</text:span></text:p>
      <text:p text:style-name="P10"><text:span text:style-name="T1"><text:s text:c="10"/>&lt;port name='e11' type='in' rate='1'/&gt;</text:span></text:p>
      <text:p text:style-name="P10"><text:span text:style-name="T1"><text:s text:c="10"/>&lt;port name='e14' type='in' rate='1'/&gt;</text:span></text:p>
      <text:p text:style-name="P10"><text:span text:style-name="T1"><text:s text:c="10"/>&lt;port name='e12' type='out' rate='1'/&gt;</text:span></text:p>
      <text:p text:style-name="P10"><text:span text:style-name="T1"><text:s text:c="10"/>&lt;port name='e13' type='out' rate='1'/&gt;</text:span></text:p>
      <text:p text:style-name="P10"><text:span text:style-name="T1"><text:s text:c="6"/>&lt;/actor&gt;</text:span></text:p>
      <text:p text:style-name="P10"><text:span text:style-name="T1">&lt;actor name='ca_3b'<text:s text:c="2"/>duration="4" maxAutoConcurrences="3"&gt;</text:span></text:p>
      <text:p text:style-name="P10"><text:span text:style-name="T1"><text:s text:c="10"/>&lt;port name='e13' type='in' rate='1'/&gt;</text:span></text:p>
      <text:p text:style-name="P10"><text:span text:style-name="T1"><text:s text:c="10"/>&lt;port name='e16' type='in' rate='1'/&gt;</text:span></text:p>
      <text:p text:style-name="P10"><text:span text:style-name="T1"><text:s text:c="10"/>&lt;port name='e14' type='out' rate='1'/&gt;</text:span></text:p>
      <text:p text:style-name="P10"><text:span text:style-name="T1"><text:s text:c="10"/>&lt;port name='e15' type='out' rate='1'/&gt;</text:span></text:p>
      <text:p text:style-name="P10"><text:span text:style-name="T1"><text:s text:c="6"/>&lt;/actor&gt;</text:span></text:p>
      <text:p text:style-name="P10"><text:span text:style-name="T1">&lt;actor name='ca_2b'<text:s text:c="2"/>duration="4" maxAutoConcurrences="3"&gt;</text:span></text:p>
      <text:p text:style-name="P10"><text:span text:style-name="T1"><text:s text:c="10"/>&lt;port name='e15' type='in' rate='1'/&gt;</text:span></text:p>
      <text:p text:style-name="P10"><text:span text:style-name="T1"><text:s text:c="10"/>&lt;port name='e18' type='in' rate='1'/&gt;</text:span></text:p>
      <text:p text:style-name="P10"><text:span text:style-name="T1"><text:s text:c="10"/>&lt;port name='e16' type='out' rate='1'/&gt;</text:span></text:p>
      <text:p text:style-name="P10"><text:span text:style-name="T1"><text:s text:c="10"/>&lt;port name='e17' type='out' rate='1'/&gt;</text:span></text:p>
      <text:p text:style-name="P11"><text:span text:style-name="T1"><text:s text:c="6"/>&lt;/actor&gt;</text:span></text:p>
      <text:p text:style-name="P12"><text:span text:style-name="T1">&lt;actor name='GY'<text:s text:c="2"/>duration="149" maxAutoConcurrences="3"&gt;</text:span></text:p>
      <text:p text:style-name="P12"><text:span text:style-name="T1"><text:s text:c="10"/>&lt;port name='e17' type='in' rate='1'/&gt;</text:span></text:p>
      <text:p text:style-name="P12"><text:span text:style-name="T1"><text:s text:c="10"/>&lt;port name='e18' type='out' rate='1'/&gt;</text:span></text:p>
      <text:p text:style-name="P12"><text:span text:style-name="T1"><text:s text:c="9"/>&lt;port name='e20' type='in' rate='6'/&gt;</text:span></text:p>
      <text:p text:style-name="P12"><text:span text:style-name="T1"><text:s text:c="10"/>&lt;port name='e19' type='out' rate='6'/&gt;</text:span></text:p>
      <text:p text:style-name="P13"><text:span text:style-name="T1"><text:s text:c="6"/>&lt;/actor&gt;</text:span></text:p>
      <text:p text:style-name="P14"><text:span text:style-name="T1">&lt;actor name='ca_2b'<text:s text:c="2"/>duration="4" maxAutoConcurrences="3"&gt;</text:span></text:p>
      <text:p text:style-name="P14"><text:span text:style-name="T1"><text:s text:c="10"/>&lt;port name='e19' type='in' rate='1'/&gt;</text:span></text:p>
      <text:p text:style-name="P14"><text:span text:style-name="T1"><text:s text:c="10"/>&lt;port name='e22' type='in' rate='1'/&gt;</text:span></text:p>
      <text:p text:style-name="P14"><text:span text:style-name="T1"><text:s text:c="10"/>&lt;port name='e20' type='out' rate='1'/&gt;</text:span></text:p>
      <text:p text:style-name="P14"><text:span text:style-name="T1"><text:s text:c="10"/>&lt;port name='e21' type='out' rate='1'/&gt;</text:span></text:p>
      <text:p text:style-name="P15"><text:span text:style-name="T1"><text:s text:c="6"/>&lt;/actor&gt;</text:span></text:p>
      <text:p text:style-name="P16"><text:span text:style-name="T1">&lt;actor name='ca_0b'<text:s text:c="2"/>duration="4" maxAutoConcurrences="3"&gt;</text:span></text:p>
      <text:p text:style-name="P16"><text:span text:style-name="T1"><text:s text:c="10"/>&lt;port name='e21' type='in' rate='1'/&gt;</text:span></text:p>
      <text:p text:style-name="P16"><text:span text:style-name="T1"><text:s text:c="10"/>&lt;port name='e24' type='in' rate='1'/&gt;</text:span></text:p>
      <text:p text:style-name="P16"><text:span text:style-name="T1"><text:s text:c="10"/>&lt;port name='e22' type='out' rate='1'/&gt;</text:span></text:p>
      <text:p text:style-name="P16"><text:span text:style-name="T1"><text:s text:c="10"/>&lt;port name='e23' type='out' rate='1'/&gt;</text:span></text:p>
      <text:p text:style-name="P17"><text:span text:style-name="T1"><text:s text:c="6"/>&lt;/actor&gt;</text:span></text:p>
      <text:p text:style-name="P17"><text:span text:style-name="T1"/></text:p>
      <text:p text:style-name="P17"><text:span text:style-name="T1"/></text:p>
      <text:p text:style-name="P17"><text:span text:style-name="T1"><text:s text:c="6"/>&lt;channel name='e1' srcActor='get_pixels' srcPort='e1' dstActor='ca_0a' dstPort='e1' initialTokens="0"/&gt;</text:span></text:p>
      <text:p text:style-name="P17"><text:span text:style-name="T1"><text:s text:c="6"/>&lt;channel name='e2' srcActor='ca_0a' srcPort='e2' dstActor='get_pixels' dstPort='e2' initialTokens="1"/&gt;</text:span></text:p>
      <text:p text:style-name="P17"><text:span text:style-name="T1"/></text:p>
      <text:p text:style-name="P17"><text:span text:style-name="T1"><text:s text:c="6"/>&lt;channel name='e3' srcActor='ca_0a'<text:s text:c="2"/>srcPort='e3' dstActor='ca_1a'<text:s text:c="2"/>dstPort='e3' initialTokens="0"/&gt;</text:span></text:p>
      <text:p text:style-name="P17"><text:span text:style-name="T1"><text:s text:c="6"/>&lt;channel name='e4' srcActor='ca_1a' srcPort='e4' dstActor='ca_0a' dstPort='e4' initialTokens="1"/&gt;</text:span></text:p>
      <text:p text:style-name="P17"><text:span text:style-name="T1"/></text:p>
      <text:p text:style-name="P17"><text:span text:style-name="T1"><text:s text:c="6"/>&lt;channel name='e5' srcActor='ca_1a' srcPort='e5' dstActor=GX' dstPort='e5' initialTokens="0"/&gt;</text:span></text:p>
      <text:p text:style-name="P17"><text:span text:style-name="T1"><text:s text:c="6"/>&lt;channel name='e6' srcActor='GX' srcPort='e6' dstActor='ca_1a'<text:s text:c="2"/>dstPort='e6' initialTokens="8"/&gt;</text:span></text:p>
      <text:p text:style-name="P17"><text:span text:style-name="T1"/></text:p>
      <text:p text:style-name="P17"><text:span text:style-name="T1"><text:s text:c="6"/>&lt;channel name='e7' srcActor='CX' srcPort='e7' dstActor='ca_1b' dstPort='e7' initialTokens="0"/&gt;</text:span></text:p>
      <text:p text:style-name="P17"><text:span text:style-name="T1"><text:s text:c="6"/>&lt;channel name='e8' srcActor='ca_1b' srcPort='e8' dstActor='GX' dstPort='e8' initialTokens="1"/&gt;</text:span></text:p>
      <text:p text:style-name="P17"><text:span text:style-name="T1"/></text:p>
      <text:p text:style-name="P17"><text:span text:style-name="T1"><text:s text:c="6"/>&lt;channel name='e9' srcActor='ca_1b' srcPort='e9' dstActor='ca_3a'<text:s text:c="2"/>dstPort='e9' initialTokens="0"/&gt;</text:span></text:p>
      <text:p text:style-name="P17"><text:span text:style-name="T1"><text:s text:c="6"/>&lt;channel name='e10' srcActor='ca_3a'<text:s text:c="2"/>srcPort='e10' dstActor='ca_1b'<text:s text:c="2"/>dstPort='e10' initialTokens="1"/&gt;</text:span></text:p>
      <text:p text:style-name="P17"><text:span text:style-name="T1"/></text:p>
      <text:p text:style-name="P17"><text:span text:style-name="T1"><text:s text:c="6"/>&lt;channel name='e11' srcActor='ca_3a'<text:s text:c="2"/>srcPort='e11' dstActor='ABS' dstPort='e11' initialTokens="0"/&gt;</text:span></text:p>
      <text:p text:style-name="P17"><text:span text:style-name="T1"><text:s text:c="6"/>&lt;channel name='e12' srcActor='ABS' srcPort='e12' dstActor='ca_3a'<text:s text:c="2"/>dstPort='e12' initialTokens="1"/&gt;</text:span></text:p>
      <text:p text:style-name="P17"><text:span text:style-name="T1"/></text:p>
      <text:p text:style-name="P17"><text:span text:style-name="T1"><text:s text:c="6"/>&lt;channel name='e13' srcActor='ABS' srcPort='e13' dstActor='ca_3b'<text:s text:c="2"/>dstPort='e13' initialTokens="1"/&gt;</text:span></text:p>
      <text:p text:style-name="P17"><text:span text:style-name="T1"><text:s text:c="6"/>&lt;channel name='e14' srcActor='ca_3b' srcPort='e14' dstActor='ABS' dstPort='e14' initialTokens="0"/&gt;</text:span></text:p>
      <text:p text:style-name="P17"><text:span text:style-name="T1"/></text:p>
      <text:p text:style-name="P17"><text:span text:style-name="T1"><text:s text:c="6"/>&lt;channel name='e15' srcActor='ca_3b'<text:s text:c="2"/>srcPort='e15' dstActor='ca_2b' dstPort='e15' initialTokens="1"/&gt;</text:span></text:p>
      <text:p text:style-name="P17"><text:span text:style-name="T1"><text:s text:c="6"/>&lt;channel name='e16' srcActor='ca_2b' srcPort='e16' </text:span></text:p>
      <text:p text:style-name="P17"><text:span text:style-name="T1">dstActor='ca_3b'<text:s text:c="2"/>dstPort='e16' initialTokens="0"/&gt;</text:span></text:p>
      <text:p text:style-name="P17"><text:span text:style-name="T1"/></text:p>
      <text:p text:style-name="P17"><text:span text:style-name="T1"><text:s text:c="6"/>&lt;channel name='e17' srcActor='ca_2b'<text:s text:c="2"/>srcPort='e17' dstActor='GY' dstPort='e17' initialTokens="1"/&gt;</text:span></text:p>
      <text:p text:style-name="P18"><text:span text:style-name="T1"><text:s text:c="6"/>&lt;channel name='e18' srcActor='GY'<text:s text:c="2"/>srcPort='e18' dstActor='ca_2b' dstPort='e18' initialTokens="0"/&gt;</text:span></text:p>
      <text:p text:style-name="P19"><text:span text:style-name="T1"/></text:p>
      <text:p text:style-name="P20"><text:span text:style-name="T1"><text:s text:c="6"/>&lt;channel name='e19' srcActor='GY'<text:s text:c="2"/>srcPort='e19' dstActor='ca_2a' dstPort='e19' initialTokens="8"/&gt;</text:span></text:p>
      <text:p text:style-name="P21"><text:span text:style-name="T1"><text:s text:c="6"/>&lt;channel name='e20' srcActor='ca_2a'<text:s text:c="2"/>srcPort='e20' dstActor='GY' dstPort='e20' initialTokens="0"/&gt;</text:span></text:p>
      <text:p text:style-name="P21"><text:span text:style-name="T1"/></text:p>
      <text:p text:style-name="P22"><text:span text:style-name="T1"><text:s text:c="6"/>&lt;channel name='e21' srcActor='ca_2a'<text:s text:c="2"/>srcPort='e21' dstActor='ca_0b' dstPort='e21' initialTokens="1"/&gt;</text:span></text:p>
      <text:p text:style-name="P23"><text:span text:style-name="T1"><text:s text:c="6"/>&lt;channel name='e22' srcActor='ca_0b'<text:s text:c="2"/>srcPort='e22' dstActor='ca_2a' dstPort='e22' initialTokens="0"/&gt;</text:span></text:p>
      <text:p text:style-name="P23"><text:span text:style-name="T1"/></text:p>
      <text:p text:style-name="P24"><text:span text:style-name="T1"><text:s text:c="6"/>&lt;channel name='e23' srcActor='ca_0b'<text:s text:c="2"/>srcPort='e23' dstActor='get_pixels' dstPort='e23' initialTokens="1"/&gt;</text:span></text:p>
      <text:p text:style-name="P25"><text:span text:style-name="T1"><text:s text:c="6"/>&lt;channel name='e24' srcActor='get_pixels'<text:s text:c="2"/>srcPort='e24' dstActor='ca_0b' dstPort='e24' initialTokens="0"/&gt;</text:span></text:p>
      <text:p text:style-name="P25"><text:span text:style-name="T1"><text:s text:c="6"/></text:span></text:p>
      <text:p text:style-name="P25"><text:span text:style-name="T1"><text:s text:c="4"/>&lt;/sdf&gt;</text:span></text:p>
      <text:p text:style-name="P25"><text:span text:style-name="T1"/></text:p>
      <text:p text:style-name="P2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